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 fo:language="en" fo:country="US"/>
    </style:style>
    <style:style style:name="P4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6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language="en" fo:country="US" officeooo:rsid="00159411"/>
    </style:style>
    <style:style style:name="T3" style:family="text">
      <style:text-properties style:font-name="Times New Roman" fo:font-size="14pt" fo:language="en" fo:country="US" officeooo:rsid="001a63de"/>
    </style:style>
    <style:style style:name="T4" style:family="text">
      <style:text-properties style:font-name="Times New Roman1" fo:font-size="14pt" fo:font-style="normal" officeooo:rsid="00134d47" style:font-size-asian="14pt" style:font-style-asian="normal" style:font-size-complex="14pt" style:font-style-complex="normal"/>
    </style:style>
    <style:style style:name="T5" style:family="text">
      <style:text-properties style:font-name="Times New Roman1" fo:font-size="14pt" fo:font-style="normal" officeooo:rsid="001a63de" style:font-size-asian="14pt" style:font-style-asian="normal" style:font-size-complex="14pt" style:font-style-complex="normal"/>
    </style:style>
    <style:style style:name="T6" style:family="text">
      <style:text-properties officeooo:rsid="00134d47"/>
    </style:style>
    <style:style style:name="T7" style:family="text">
      <style:text-properties officeooo:rsid="00143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Отчет по лабораторной работе №</text:span><text:span text:style-name="T3">3</text:span></text:p>
      <text:p text:style-name="P2">По дисциплине «Программирование <text:span text:style-name="T6">криптографических алгоритмов</text:span>»</text:p>
      <text:p text:style-name="P4"><text:span text:style-name="T1">Тема: «</text:span><text:span text:style-name="T4">Арифметические операции с большими целыми числами. </text:span><text:span text:style-name="T5">Деление с остатком и возведение в степень</text:span><text:span text:style-name="T1">»</text:span></text:p>
      <text:p text:style-name="P3"/>
      <text:p text:style-name="P4"/>
      <text:p text:style-name="P4"/>
      <text:p text:style-name="P4"/>
      <text:p text:style-name="P4"/>
      <text:p text:style-name="P2"/>
      <text:p text:style-name="P5">Выполнил: <text:span text:style-name="T7">Авдеев Н. Н</text:span>.,</text:p>
      <text:p text:style-name="P6">студент 1 курса <text:span text:style-name="T7">магистратуры</text:span>, группы <text:span text:style-name="T7">КФА МКМ</text:span>.</text:p>
      <text:p text:style-name="P5">Проверил: <text:span text:style-name="T7">к. ф.-м.н., доц. Завгородний М.Г.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6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5-06T15:53:38.564184667</dc:date>
    <meta:editing-duration>PT3H54M1S</meta:editing-duration>
    <meta:editing-cycles>7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0" meta:character-count="389" meta:non-whitespace-character-count="348"/>
  </office:meta>
</office:document-meta>
</file>